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Sunday 12th March 2023, 18:07</text:p>
      <text:p text:style-name="Normal"/>
      <text:p text:style-name="Normal">Let this be our new notebook, where nothing is set in stone. I don't know why I said that, but I did. I'm particularly tired right now. Is it the season that's getting to me? I'm always hit so hard by pollen. Hay fever, was it? I'll look it up later to see if I'm just spouting nonsense. I came here with just one thing to say. I've been thinking it for a while now, I don't know just how long, but I badly, badly, badly want a best friend. Maybe not that badly, but sometimes I just don't have anything to do, only fake productivity. When I have no real objectives. Well, I do have TCTW. Imagining it is simultaneously fun and impractical. As in, my thoughts just veer off. Do I really want a best friend? Maybe not. Or maybe I do. I don't know. I'd have to debate this with myself. But ultimately, if I were given one, yeah. That's a strange way of putting it. to be given. Very strange. Who gives? Chance? I think. Let's call it life for simplicity. Yup, that goes. But do I want one? Maybe we'll end up in a situation like that old riddle. What is something that nobody wants, but once they have it, no one wants to lose it? Hm... In retrospect this riddle might have more than one answer. Either way, the answer I was taught is 'war'. </text:p>
      <text:p text:style-name="Normal">So you might be wondering: why in God's name would someone not want a best friend? I don't know for others, but in my case, it's the nightfront. Fortunately it doesn't seem to be contagious, but still... Ahhh, now that I realize what a best friend is, I actually badly want one... I may never get a best friend, but that's okay. I may live in my head forever. In delusions of a brighter future to keep me going. Is it a bad thing? It's keeping you going. But is it a bad thing? Delusions of what the future might look like. You're being hard on it, calling it delusions. It's hope. With this other name, I think things are clearer. No, I don't see why hoping for the futures you're hoping for would be bad. You're pretty idealistic, so by default your imagined futures are all flowers and sunshine. Not exactly, but yes they're bright. </text:p>
      <text:p text:style-name="Normal">To actually involve someone else in the nightfront... Equivalent to saying you trust someone else enough to let them in on it. Yup, want one. Not that badly though. </text:p>
      <text:p text:style-name="Normal">What a strange discourse this was. Monologue? Monologue, yeah. </text:p>
      <text:p text:style-name="Normal"/>
      <text:p text:style-name="Normal">Oh, the reason why I suddenly talked about this. I've been thinking about it lately. You can mostly blame university and Yuika's Soba ni ite for it. But the camel that broke the straw's back happened today. I'll say it in a different sentence since last sentence was too goofy. I watched the first two episodes of Wonder Egg Priority. That's why. Something I really want. It's embarrassing to write, but it's about time I got rid of shame. Love. I want to be loved. Ah. It feels nice to be honest like this. It's easy because there are no repercussions here. When people can judge me and I can see their reaction, it's harder. Much harder.</text:p>
      <text:p text:style-name="Normal">I wonder what it would be like, for current me to have a best friend. How would I be? Something Es said that I didn't agree with until a few months ago, something I didn't agree with because I didn't truly understand her: we can't be our true selves all on our own. We can't find our true selves all on our own. That's coming from someone who's devoted to fighting on his own, like it's a twisted sense of pride. I didn't truly understand what she meant back then, so I disagreed with her. I was dead-set on doing everything alone, so I disagreed with her. But now, I think I understand what she meant. And so, these words that I used will now belong to Shiiro. Or actually, let's give them back to Es. She will take care of giving them to Shiiro. </text:p>
      <text:p text:style-name="Normal">I used to have a best friend in the past. In fact, I had two, during two separate eras. I've been fairly alone for a while now. And I wonder whether I'd actually be capable of making a new best friend now. Given that I'm mostly a standard human, the answer should be yes. If you're wondering what happened to my past best friends, it's simple: distance, and time. A slow divergence. Or a quick one, I can't really tell. That's how it is with graduality. Fuck you it's a word now. For now, that's it. I guess.</text:p>
      <text:p text:style-name="Normal"/>
      <text:p text:style-name="Normal"/>
      <text:p text:style-name="Normal">So... I'm watching Vedal's stream, and Neuro is a riot. “Well now I regret giving you the ability to chat”, the AI to its creator. She's a fucking riot. She must have been trained on the internet. Plus, some things she sid, I wouldn't be surprised if her dataset includes reddit posts.</text:p>
      <text:p text:style-name="Normal"/>
      <text:p text:style-name="Normal"/>
      <text:p text:style-name="Normal">Sunday 19th March 2023, 16:55</text:p>
      <text:p text:style-name="Normal"/>
      <text:p text:style-name="Normal">Solo warrior it is. No particular reason. Just that, for now, I think that's the right choice. So. I've eaten too much for lunch and I'm still feeling full and sleepy. Not sleepy anymore actually, but still lazy. You feel lazy whether we eat too much or not. Shut up. And because for some unknown reasons I do not feel like playing games, here I am. Oh, I know the unknown reason(s?). It's because I want you to study later, whenever later is. </text:p>
      <text:p text:style-name="Normal">In any case, right now, here we are. Did you know? At this point in time, right now in this past, Yuika is doing lots of things. She said she wanted to make it big, and I'll be damned if she isn't delivering. Which got me thinking. Right now, what the fuck am I doing? Hence why I want you to study. Maybe this also influenced my choice to go solo warrior. Alone against four enemies and win. I'm still sad I don't have one of those yet. But now is not the time to worry about that. Now is the time for me to worry about what the fuck I'm doing. The answer is simple: I'm going through a sweet, calm daily routine. And I've been doing that for some time now. While instinctively I would estimate 'some time' to be about two to three months, we wouldn't be completely wrong if we said that 'some time' equals twenty-one years. </text:p>
      <text:p text:style-name="Normal">So... Do you want to change that? You know that it's not so simple as just deciding to change it. We've tried. We've succeeded and failed in the past. We have experience. So let's use that. First of all, if I want to break out of a sweet daily routine, I must either want to do that or be given a motivator to do that. The latter means we don't necessarily need to want to do it, but it also means we're relying on an external reason, hence why I called it a motivator. We've done this a few times now, to some limited degree of success. </text:p>
      <text:p text:style-name="Normal">The former, we've also tried. And at the moment, I can't remember it ever succeeding. No, let me correct myself. At the moment, I don't even remember these attempts you're mentioning. I know that I've wanted to... and I've never succeeded. Dividing them in two categories was utterly useless. Was it? You decide everything on the fly, we can't tell. Not without thinking things through, which we won't do. </text:p>
      <text:p text:style-name="Normal">So. Since the seventh of January, or rather, on the seventh of January, I decided to break away from writing in order to deal with university. And while we aren't doing badly, we aren't doing well either. Because, you're not putting in any effort. At least, not more than usual. And that's what I want to change. </text:p>
      <text:p text:style-name="Normal">It's strange, how I naturally alternate between 'I', 'you' and 'we' without realizing it. We're going off-topic. </text:p>
      <text:p text:style-name="Normal">Will writing things here change anything? Maybe, maybe not. It has a chance to. It depends on you. </text:p>
      <text:p text:style-name="Normal">What do you want me to do? Let's get that straight first. Just like creating an app, you need the specifications first... </text:p>
      <text:p text:style-name="Normal">It's simple. I want you to focus on university. I want you to get rid of it as soon as possible. Basically, I want you to study more, so you get as many exams out of the way as quickly as you can. And in the same occasion, if you could sharpen your brain that would be great. Not necessary though. You can be brain-dead too, like you already are. That was uncalled for. And unnecessary. We should stop insulting ourselves for no reason. We should, but we won't. Unless it's particularly stupid. I'll insult you only in the fields where you need to grow. It'll have a purpose. Maybe. I should have said 'where I want you to grow'. So, you want me to study more. Spend more time studying. How do we implement that? First of all, look at your daily routine. Some things can be changed in favour of studying. Change them. </text:p>
      <text:p text:style-name="Normal">Ah. Most importantly. The one thing above everything else. Create time. You spend too much time too slowly, wasting time doing something in fifteen minutes that could be done in five. That's just an example, but what I'm getting at is you're using more time than needed to do some stuff. Like showering. Be quicker for love's sake. Waking up too. And many things like that. And do you know why I said 'most importantly'? It's because this will train your discipline. We will need to force ourselves to study. </text:p>
      <text:p text:style-name="Normal">That's right, force ourselves to study. I want you to start moving. As soon as possible. Whether we've succeeded or not in the past is irrelevant. Right here, right now, I want you to study. A lot. And we're supposed to do so until we graduate. ETA: two years at least. One and a half in best case scenario. Do note that this is counting after the current semester is over. i.e.: two years as a fuori-corso. That's a long time. But I want you to be that strong. Whether we're failing or succeeding, I want you to try. For best case scenario: it's one year and a half starting now. I know just how shit I am at meeting my own expectations. It's like I always mange to disappoint myself. Even the most basic stuff, even the easiest stuff that should be done in one day. I somehow always manage to fuck up and need a week. But this time. This time will be different. This time will be fucking different. I want you to make it different. I want you to make it special. Grow. Fly. Fly. Be free. Grow your own wings and fly. The first step is discipline. And we will get there. Yes, I know, I've been trying. And there is growth. Small growth. Some things are easier to do. But that's not enough. I want so much more. For a limited period, not a lifetime, I want more. Now the objective is very simple: study. As fucking much as you can. Study. That's all I'll tell you. Study.</text:p>
      <text:p text:style-name="Normal"/>
      <text:p text:style-name="Normal">18:04</text:p>
      <text:p text:style-name="Normal">Of course we'd run into problems right away. Why wouldn't we. Major problem: if all focus goes to studying, what about everything else? How much am I allowed to ignore the rest? A fair distribution means we're not prioritizing anything and we'll just fall back into our sweet daily routine. Unfair then. Do not give up on any, but priority has to be studying. Easy to say, what does that mean in practice? There are sacrifices that are obvious choices if our goal is to just study, but that I'm unwilling to make under normal circumstances. What do we do? Greed, maintain all, is the choice that means give high priority to everything, especially studying. It means we're giving up on nothing, just elevating studying to the highest rank of priority. It solves this problem, with the only caveat being: highly prone to failure. It's a system that can easily collapse. Very easily. </text:p>
      <text:p text:style-name="Normal">Let's walk the hard road. Because, you can theorize all you want. The truth is, you know what you have to do. Oh, you do. Your heart knows. Hearts don't lie. And it's the long, hard road. Will you walk it? It's prone to failure too, not as much as pure greed, but it can fail. Just, the chances of success are real, and they depend entirely upon you. Hearts. Then, let's play as we should. Let's play. It's the hard, tortuous path, but we'll try to walk it. Good luck. May God be with you. In fact, let's ask for his help, shall we? Good idea. See you.</text:p>
      <text:p text:style-name="Normal"/>
      <text:p text:style-name="Normal"/>
      <text:p text:style-name="Normal">Monday 20th March, 22:27</text:p>
      <text:p text:style-name="Normal"/>
      <text:p text:style-name="Normal">Anger? Not really. More like frustration. Today wasn't a bad day. In fact, it went pretty well. Still is going fairly well. And yet. How do I put it. See, fire. It's easy to set my heart on fire. But, right now, it's not really fire. Anger. Frustration. Frustration. Because, I'm listening to Yuika. And, I've just read Murder on the Nile. Theatre version. So, is it any wonder that I'm angry at myself? Is it? It isn't. It isn't. Both are so good, so skilled, and what the fuck am I doing? What the fuck am I doing exactly? I can't sharpen my brain, I don't know how to. I don't know how to make it better. I literally don't know what to do. I'm angry. You want me to study? Why? Why? I just want to throw it away, university. Can't I just focus on stuff? I hate it. Don't make me hate you. I'm losing patience. I must be patient. I must take it. I did this to myself. This position, I put myself in it. Fuck. What do I do. So I write. I don't even know why I'm here. Why the fuck am I here. To leave a trace of course. Why? So that others may see it. Why? I don't know why. Because I want them to. Why? I don't know. I don't know. Because I'm delusional. Because I'm delusional. That's right, because I'm delusional. Yeah. Delusional. So, what do we do?</text:p>
      <text:p text:style-name="Normal">Study. </text:p>
      <text:p text:style-name="Normal">Neither you nor I like it, but it's what we have to do. The quicker we get rid of it, the quicker we can focus on stuff. Why do I even want to focus on stuff? Why do I want to be a good writer? Ahah, I don't know. But I won't accept you if you're a bad writer. I want you to be good. Why? I don't know why. but I want you to. Because. Writing. That's as good an answer as I can give you. I'm sure there's some bullshit true reason behind it all, a selfish one as usual, but, at least now, I don't know it, nor am I even sure such a reason exists. Maybe I'm just spiting myself for no reason. Maybe we just want to be a good writer. Who knows. I don't. Not now anyway. So, let's study. And cheat sometimes. Sometimes, do write. And try to write well. I know you're incapable of that, but do try. Yes fuck you too. See you.</text:p>
      <text:p text:style-name="Normal"/>
      <text:p text:style-name="Normal"/>
      <text:p text:style-name="Normal">Wednesday 22nd March 2023, 17:14</text:p>
      <text:p text:style-name="Normal"/>
      <text:p text:style-name="Normal">Knocked down, aren't we? Yup finding it hard to write. Knocked down proper. Well, not quite, but close. Received a mail that is either sent to every WoTF candidate indiscriminately or that means I've lost. Currently, because of how the email is written, the chances are in favour of the latter. It just tells me to participate in the next quarter. So, yeah, high chances that I'm out. I've sent a probing email in response, though because of difference in timezone, I'll likely get an answer tomorrow at the earliest. If ever. I'm feeling quite tired. My response wasn't as emotional as one could imagine. I'm just feeling... rather tired. A bit down, I guess. <text:s text:c="1"/></text:p>
      <text:p text:style-name="Normal">So I'm having trouble doing my kanji. A defeat. The question is: how do you react to it? Ah... The all important question. Right. How do I react to it? First, by tasting it a bit. It's like Jerome K. Jerome once said, we humans like to taste sadness. Once I'm done tasting it. There's a few songs I should listen to. Are we done tasting it? Yes, fuck you. Fuck off and die. Now get up. Stop enjoying this crap and get up. We've got stuff to do. You have to study, don't forget. So go get everything out of the way. Let's go.</text:p>
      <text:p text:style-name="Normal">Do watch your tongue. It's foul, but what it says is correct. Let's go. </text:p>
      <text:p text:style-name="Normal"/>
      <text:p text:style-name="Normal"/>
      <text:p text:style-name="Normal">Thursday 23rd March 2023, 12:23</text:p>
      <text:p text:style-name="Normal"/>
      <text:p text:style-name="Normal">Yo. The Cafè Letterario is a good place to be when you have too much time between lectures. So here I am. Just got done studying and I'll have to leave shortly, so I won't start another set slides. Or rather, I have, but I want to write now. To talk about yesterday. </text:p>
      <text:p text:style-name="Normal">The thoughts, the memories that emerged when I went to sleep weren't about the email I received. No, in importance, they conceded to something else. A story I wrote in the morning. It was initially only meant to be a small fraction to be remembered, one of those I'd want to put in TCTW, but it ended up taking an hour or two. And, I didn't feel time flow. It was fun, writing. You'll find the story in the black notebook. Not the one here, the actual black notebook, made of paper. It was a fun story to write. I hope it's fun to read too, but I lack the hindsight and objectivity necessary to tell. Plus, as is usual of me, I cut it just before the good part. I'm leaving the rest to your imagination, until such a time as when I finish it, if such a time ever comes. Maybe it will, maybe that particular story is already complete. They'll get into new adventures in all probabilities, Mr Nock and the rest of the gang. </text:p>
      <text:p text:style-name="Normal">So, coming back to the email. No response yet, but thing is: it doesn't matter. I'll wait till the results come out. It has no importance. And I won't participate again. At least, not until my first promise is fulfilled. That is, until I finish university. Writing will have to patiently wait till then, and I fully intend to make such a time come. Serious writing, I mean. Sporadic writing isn't forbidden, I guess. I also wanted to talk about my reaction yesterday. In fact, that's why I'd come here in the first place. Feeling sad and tired and whatnot was perfectly normal, I'll take it. But the anger at the end of it? It was a simulation. Not that it was fake, but it wasn't the real thing. We talked about it lately. We thought about those days in December, and how we reacted to our presupposed failure. You got angry with me, called me out for what I was, for what I was trying to do. And I think that was the right thing to do. We're happy with that reaction, even proud of it. In fact, so happy with it that we subconsciously tried to repeat it. And I don't want that. Because, for yesterday, that wasn't the right reaction. Not entirely, at least. That's what I feel anyway. I felt the right reaction, either yesterday evening or today morning, and it was different. It was calm, relaxed. Ah, leaving everything to instinct, that's the kind of person you are. And yet, you don't always trust them. Bah, I'm going off-topic. Well, we have to go. We might already be late in fact. Even accounting for the fact that the professor arrives later than schedule says. See ya.</text:p>
      <text:p text:style-name="Normal"/>
      <text:p text:style-name="Normal"/>
      <text:p text:style-name="Normal">Friday 24th March 2023, 15:53</text:p>
      <text:p text:style-name="Normal"/>
      <text:p text:style-name="Normal">I'm a bit tired too today, but in a good way. Energy well spent, kind of way. Mostly.Not particularly well spent, it's just that I woke up lazily, with the luxury of many hours of good sleep after a short streak of not having that, and yet I was still able to force myself into seriousness. I had a driving lesson, this morning. Went fairly well, nothing to write home about. Or maybe, actually there is something. The instructor told me something along the lines of “You think you look around well enough, but as you've realized today, you don't”. Maybe there's more to this sentence than just driving advice. Sigh, yes, it's like that with many things Andry. With many things in life. So anyway I don't have anything in particular to do this afternoon, so here I am. Although it is true I still have to go through my kanji and grammar. But for some reason, here I am. I decided against playing a video game, it felt like the right thing to do. For some reason. So here I am. Cool, what do we do then? Dunno, didn't think that far. There's something I thought about earlier, and I said to myself that it's the kind of thing that's better thought about when written rather than in thoughts. Allows more vision. </text:p>
      <text:p text:style-name="Normal">It's not okay to hate a group of people just because they arbitrarily belong to that group, but it's okay to like them for the same reason? I don't like double standard, they feel like unstable positioning. The thought is a personal opinion of course, and even if it's true for most people, that doesn't make it a fact. It's subjective. And it's a double standard. And we don't like double standards. So. If one were to get rid of the double standard, then it would be that it's not okay either (or maybe it's also okay, either goes but I'm going with this for lesser complexity) to like them for arbitrary [appartenance] to a group. Which means, you'd have to judge people for what they are, individual by individual. Arbitrary stuff is just part of their identity. Which is reasonable. And yet, I can theorize all I want, I will still inevitably like people just for belonging in a certain category they didn't have the choice to be in. What a pain. What do we do with that? What do we make of it? I'd say, acknowledge that double standard as a flaw, which should lead to us thinking about it twice and judging the person for who they are. Well, no matter how you cut it, it's common sense to see people for who they are. So, if you think you like them because they might come from this place or they might be of that ethnicity or whatnot, think twice. Don't trust that liking. Fair, let's keep it at that. Also because I'm tired. Let's untire ourselves. How? Dunno. In any case, see ya.</text:p>
      <text:p text:style-name="Normal"/>
      <text:p text:style-name="Normal"/>
      <text:p text:style-name="Normal"/>
      <text:p text:style-name="Normal">Saturday 25th March 2023, 18:23</text:p>
      <text:p text:style-name="Normal"/>
      <text:p text:style-name="Normal">I heard something very interesting. Sana's Kanojo ha tabi ni deru. She went on a trip and yet her black cat hasn't started speaking yet? How come? But I like it. Those things, I'll make them mine. That strange logic. One thing ought to lead to another. Otherwise, I have no plans to write anything today. This is enough. I guess? I think. There are no requirements. No wordcount. Kinda sad. So, i want to stay here a bit longer. Just a tiny bit longer. Just so that I may get a few more words in. For no reason. Ah. I'll have to go soon. No wordcount. That is rather sad. I don't have any deadline to meet. In fact, there are no tasks. So there are no deadlines. And there are no wordcounts. Alright, see you.</text:p>
      <text:p text:style-name="Normal"/>
      <text:p text:style-name="Normal">19:49</text:p>
      <text:p text:style-name="Normal">But now I do have something to talk about. A somewhat sad thing. You'll need some context, I guess. I try very hard to be more aware throughout my day. Not to much success. The goal is simple: at night, lucid dreaming. As I said, no success. So this morning, I decided otherwise. Forgetting is my worst enemy. Other than myself. I have decided something I'd already decided way back in the first days of the night front, after I realized I just didn't lucid dream. I'd decided that I'd then work on my core. So, I'll need to explain that concept before moving forward. Hey, dear reader, did you know that the you who wakes and eats and talks is very different from the you who's asleep? Maybe that's not true for you, but it is for me. The me in my dreams is, for all intents and purposes, inferior to the me who's awake. Because, he's the core version of me. The me, when everything but the inner-most part of me is taken away. In a way, my true essence. If something hasn't been consolidated yet, say, the habit to look around and be aware, then the core me won't have that habit. On the other hand, the core me responds to situations according to his instincts. And what do his instincts tell him? Ah, that depends entirely on what kind of person I am. What kind of person I truly am, deep down. And so, he responds according to his true nature. To what he truly thinks. No filters. No holding back. No holding back. Truly, no holding back. </text:p>
      <text:p text:style-name="Normal">I can say whatever I want to justify myself, but the long and short of it is: I shed a lot of blood in my dreams. I don't want to. That's why I was trying so hard to become lucid. I wanted to control myself. How I respond to situations. But, as I said, no success. So, this morning, I have decided to walk down a different path. I would instead pay attention to what kind of person I am, how I respond to things. It's easier now than it was then. I'd work on my core. I want to become a better person. I think that's what God wants too. We probably both want us to work on my core. Because, despite my attempts and declarations, I shed a lot of blood in my dreams.</text:p>
      <text:p text:style-name="Normal">So, there's something I wanted to talk about. I left earlier to take my niece to the nearby park with my brother. She basically ended up only playing on the swing, pushed by my brother, and I just stood by. There's a dog park adjacent to the playground, closed-off by fences. And, there was a small dog who barked at us. I don't know why. At some point it arrived, stood there and barked at us. A lot. It was getting dark, as you can guess by the hour and date. And initially, I was happy just ignoring him. We ignored the dog for a long time, until my niece fell and wanted to go home. Then, the path home led us directly in front of the dog. And I really wanted him to shut up. How would you have reacted to that dog, dear reader? I approached him with hostility in my eyes. I. Shouldn't have. Nothing happened, it's just, that's not what I should have done. Sigh, another fuck up. I should have just asked him, why he barked. Why? I wanted him to shut up. Why? Why wasn't I kind? Why wasn't I kind? I should have been kind. But I wasn't. I was hostile. Despite what I'd told myself this morning. Another fuck up. We've fucked up again. And we will fuck up again in the future. Choices that don't make sense. Choices that don't match what we want. </text:p>
      <text:p text:style-name="Normal">Sometimes I don't like you. I've gotten angry at you very often lately. I often wanted to say that I hated you, leading us to correct ourselves, that we're angry with you. It's a good thing, I think. I don't know why. Maybe because I'm seeing lots of things to change? That I'm not stagnating? Maybe. So... Yes, that does mean that even today was, maybe, not all that bad. I'm glad. So, it just means there's room for improvement. Well, not just, and there's always room for improvement anyway. But I'm glad you see where, and, well, maybe getting angry isn't the best response. Towards you, from me, I allow anger, but to others, please, don't. I guess that's it for now. Alright, see you then.</text:p>
      <text:p text:style-name="Normal"/>
      <text:p text:style-name="Normal"/>
      <text:p text:style-name="Normal"/>
      <text:p text:style-name="Normal">Sunday 26th March, 23:24</text:p>
      <text:p text:style-name="Normal"/>
      <text:p text:style-name="Normal">Dear diary, today I've wasted my entire late afternoon and evening. Playing Destiny 2. On PC. Nostalgia, I guess. Of Destiny 1, I mean. Well, what's done is done and can't be undone. </text:p>
      <text:p text:style-name="Normal">There was something I wanted to talk about. First of all, this is not a diary, secondly, there are no streaks here, if you don't come here one day that's fine, don't force yourself. Thirdly, the actual thing I wanted to talk about: answers come from the most unexpected places. Namely, Jerome K. Jerome's Three Men In A Boat. The answer to yesterday, I mean. What should I have done with that dog? </text:p>
      <text:p text:style-name="Normal">Well, chapter 14 tells us. Montmorency, the dog, is a fox terrier. By definition, they're brats. And Montmorency is no exception. So, one the streets of Marlow, I think it was, he finds a cat, and following his instincts, he starts after it. Only, the cat is peculiar. It's absolutely massive, for starters, then it has lost half its tail and his ear is chewed up. And it absolutely doesn't care about the charging Montmorency. It's simply walking down the streets of Marlow. And there's something about it, something that makes Montmorency stop just before it, just as it turns and sits in front of the dog, almost asking Montmorency if he needs help with anything. And while Montmorency didn't, I do. Answers come from the strangest places. I have found mine. What I should do. What I should have done. A cheetah who doesn't race against the dogs, because it has nothing to prove. Never had anything to prove. You invent them yourself, things to prove. Sigh. That's it for today I guess. I wouldn't be surprised if this were set up by God. But I also wouldn't be surprised if this were chance. Either way, see you.</text:p>
      <text:p text:style-name="Normal"/>
      <text:p text:style-name="Normal"/>
      <text:p text:style-name="Normal"/>
      <text:p text:style-name="Normal"/>
      <text:p text:style-name="Normal">Monday 27th March, 20:53</text:p>
      <text:p text:style-name="Normal"/>
      <text:p text:style-name="Normal">I'll only be here for a few sentences. Basically, I feel like this is the wrong direction. Writing things down like this, I mean. It feels unhealthy. Like I'm feeding some ugly part of me, one that seeks others' attention. One that thinks too much about things that don't matter. So, I will stop writing these things. At least for a while. Good night, write when something's worth writing. See you.</text:p>
      <text:p text:style-name="Normal"/>
      <text:p text:style-name="Normal">So it shall be that this file is closed.</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